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itulo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o me mirado ni plantillas ni nada. Sólo escribo esto para abrir el archiv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 </meta:initial-creator>
    <meta:creation-date>2014-07-17T22:11:40.663018812</meta:creation-date>
    <dc:date>2014-07-17T22:13:23.829261154</dc:date>
    <dc:creator>Pablo </dc:creator>
    <meta:editing-duration>P0D</meta:editing-duration>
    <meta:editing-cycles>1</meta:editing-cycles>
    <meta:document-statistic meta:object-count="25"/>
    <meta:generator>LibreOffice/4.2.4.2$Linux_X86_64 LibreOffice_project/420m0$Build-2</meta:generator>
  </office:meta>
</office:document-meta>
</file>